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宋体" svg:font-family="宋体" style:font-family-generic="system" style:font-pitch="variable"/>
    <style:font-face style:name="文泉驿点阵正黑" svg:font-family="文泉驿点阵正黑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ffff" draw:fill-color="#00ffff" draw:textarea-horizontal-align="justify" draw:textarea-vertical-align="middle" draw:auto-grow-height="false" fo:min-height="1.85cm" fo:min-width="1.401cm"/>
    </style:style>
    <style:style style:name="gr2" style:family="graphic" style:parent-style-name="standard">
      <style:graphic-properties svg:stroke-color="#000000" draw:fill-color="#000000" draw:textarea-horizontal-align="justify" draw:textarea-vertical-align="middle" draw:auto-grow-height="false" fo:min-height="0.104cm" fo:min-width="0cm"/>
    </style:style>
    <style:style style:name="gr3" style:family="graphic" style:parent-style-name="objectwithoutfill">
      <style:graphic-properties svg:stroke-width="0.106cm" svg:stroke-color="#ff00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4" style:family="graphic" style:parent-style-name="standard">
      <style:graphic-properties draw:stroke="none" svg:stroke-color="#000000" draw:fill="none" draw:fill-color="#ffffff" fo:min-height="0.95cm"/>
    </style:style>
    <style:style style:name="gr5" style:family="graphic" style:parent-style-name="standard">
      <style:graphic-properties draw:stroke="none" svg:stroke-color="#000000" draw:fill="none" draw:fill-color="#ffffff" fo:min-height="0.85cm"/>
    </style:style>
    <style:style style:name="gr6" style:family="graphic" style:parent-style-name="objectwithoutfill">
      <style:graphic-properties svg:stroke-width="0.053cm" svg:stroke-color="#0000ff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7" style:family="graphic" style:parent-style-name="objectwithoutfill">
      <style:graphic-properties svg:stroke-width="0.053cm" svg:stroke-color="#0000ff" draw:marker-start="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P1" style:family="paragraph">
      <loext:graphic-properties draw:fill-color="#00ffff"/>
      <style:paragraph-properties fo:text-align="center"/>
    </style:style>
    <style:style style:name="P2" style:family="paragraph">
      <loext:graphic-properties draw:fill-color="#000000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g>
          <draw:custom-shape draw:style-name="gr1" draw:text-style-name="P1" draw:layer="layout" svg:width="1.901cm" svg:height="2.1cm" svg:x="9.2cm" svg:y="2.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5cm" svg:height="0.5cm" svg:x="9.501cm" svg:y="2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cm" svg:height="0.5cm" svg:x="10.202cm" svg:y="2.6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cm" svg:height="0.5cm" svg:x="9.502cm" svg:y="3.3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cm" svg:height="0.5cm" svg:x="10.203cm" svg:y="3.3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cm" svg:height="0.5cm" svg:x="9.503cm" svg:y="4.0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cm" svg:height="0.5cm" svg:x="10.204cm" svg:y="4.0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" draw:text-style-name="P1" draw:layer="layout" svg:width="1.901cm" svg:height="2.1cm" svg:x="9.2cm" svg:y="4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5cm" svg:height="0.5cm" svg:x="9.501cm" svg:y="4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cm" svg:height="0.5cm" svg:x="10.202cm" svg:y="4.9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cm" svg:height="0.5cm" svg:x="9.502cm" svg:y="5.6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cm" svg:height="0.5cm" svg:x="10.203cm" svg:y="5.6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cm" svg:height="0.5cm" svg:x="9.503cm" svg:y="6.3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cm" svg:height="0.5cm" svg:x="10.204cm" svg:y="6.3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3" draw:text-style-name="P3" draw:layer="layout" svg:x1="9.5cm" svg:y1="3.5cm" svg:x2="10.7cm" svg:y2="3.5cm">
          <text:p/>
        </draw:line>
        <draw:g>
          <draw:custom-shape draw:style-name="gr1" draw:text-style-name="P1" draw:layer="layout" svg:width="1.901cm" svg:height="2.1cm" svg:x="9.2cm" svg:y="7.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5cm" svg:height="0.5cm" svg:x="9.501cm" svg:y="7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cm" svg:height="0.5cm" svg:x="10.202cm" svg:y="7.2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cm" svg:height="0.5cm" svg:x="9.502cm" svg:y="7.9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cm" svg:height="0.5cm" svg:x="10.203cm" svg:y="7.9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cm" svg:height="0.5cm" svg:x="9.503cm" svg:y="8.6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cm" svg:height="0.5cm" svg:x="10.204cm" svg:y="8.6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" draw:text-style-name="P1" draw:layer="layout" svg:width="1.901cm" svg:height="2.1cm" svg:x="9.2cm" svg:y="9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5cm" svg:height="0.5cm" svg:x="9.501cm" svg:y="9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cm" svg:height="0.5cm" svg:x="10.202cm" svg:y="9.5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cm" svg:height="0.5cm" svg:x="9.502cm" svg:y="10.2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cm" svg:height="0.5cm" svg:x="10.203cm" svg:y="10.2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cm" svg:height="0.5cm" svg:x="9.503cm" svg:y="10.9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cm" svg:height="0.5cm" svg:x="10.204cm" svg:y="10.9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" draw:text-style-name="P1" draw:layer="layout" svg:width="1.901cm" svg:height="2.1cm" svg:x="9.2cm" svg:y="11.7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5cm" svg:height="0.5cm" svg:x="9.501cm" svg:y="11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cm" svg:height="0.5cm" svg:x="10.202cm" svg:y="11.8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cm" svg:height="0.5cm" svg:x="9.502cm" svg:y="12.5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cm" svg:height="0.5cm" svg:x="10.203cm" svg:y="12.5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cm" svg:height="0.5cm" svg:x="9.503cm" svg:y="13.2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cm" svg:height="0.5cm" svg:x="10.204cm" svg:y="13.2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" draw:text-style-name="P1" draw:layer="layout" svg:width="1.901cm" svg:height="2.1cm" svg:x="9.2cm" svg:y="1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5cm" svg:height="0.5cm" svg:x="9.501cm" svg:y="14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cm" svg:height="0.5cm" svg:x="10.202cm" svg:y="14.1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cm" svg:height="0.5cm" svg:x="9.502cm" svg:y="14.8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cm" svg:height="0.5cm" svg:x="10.203cm" svg:y="14.8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cm" svg:height="0.5cm" svg:x="9.503cm" svg:y="15.5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cm" svg:height="0.5cm" svg:x="10.204cm" svg:y="15.5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" draw:text-style-name="P1" draw:layer="layout" svg:width="1.901cm" svg:height="2.1cm" svg:x="9.2cm" svg:y="16.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5cm" svg:height="0.5cm" svg:x="9.501cm" svg:y="16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cm" svg:height="0.5cm" svg:x="10.202cm" svg:y="16.4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cm" svg:height="0.5cm" svg:x="9.502cm" svg:y="17.1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cm" svg:height="0.5cm" svg:x="10.203cm" svg:y="17.1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cm" svg:height="0.5cm" svg:x="9.503cm" svg:y="17.8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cm" svg:height="0.5cm" svg:x="10.204cm" svg:y="17.8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" draw:text-style-name="P1" draw:layer="layout" svg:width="1.901cm" svg:height="2.1cm" svg:x="9.2cm" svg:y="18.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5cm" svg:height="0.5cm" svg:x="9.501cm" svg:y="18.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cm" svg:height="0.5cm" svg:x="10.202cm" svg:y="18.7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cm" svg:height="0.5cm" svg:x="9.502cm" svg:y="19.4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cm" svg:height="0.5cm" svg:x="10.203cm" svg:y="19.4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cm" svg:height="0.5cm" svg:x="9.503cm" svg:y="20.1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cm" svg:height="0.5cm" svg:x="10.204cm" svg:y="20.1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3" draw:text-style-name="P3" draw:layer="layout" svg:x1="9.5cm" svg:y1="15.8cm" svg:x2="10.7cm" svg:y2="15.8cm">
          <text:p/>
        </draw:line>
        <draw:line draw:style-name="gr3" draw:text-style-name="P3" draw:layer="layout" svg:x1="9.5cm" svg:y1="19cm" svg:x2="10.7cm" svg:y2="19cm">
          <text:p/>
        </draw:line>
        <draw:line draw:style-name="gr3" draw:text-style-name="P3" draw:layer="layout" svg:x1="9.5cm" svg:y1="20.4cm" svg:x2="10.7cm" svg:y2="20.4cm">
          <text:p/>
        </draw:line>
        <draw:line draw:style-name="gr3" draw:text-style-name="P3" draw:layer="layout" svg:x1="9.5cm" svg:y1="14.3cm" svg:x2="10.7cm" svg:y2="14.3cm">
          <text:p/>
        </draw:line>
        <draw:line draw:style-name="gr3" draw:text-style-name="P3" draw:layer="layout" svg:x1="10.5cm" svg:y1="4.9cm" svg:x2="10.5cm" svg:y2="6.1cm">
          <text:p/>
        </draw:line>
        <draw:line draw:style-name="gr3" draw:text-style-name="P3" draw:layer="layout" svg:x1="9.5cm" svg:y1="18cm" svg:x2="10.7cm" svg:y2="18cm">
          <text:p/>
        </draw:line>
        <draw:line draw:style-name="gr3" draw:text-style-name="P3" draw:layer="layout" svg:x1="9.8cm" svg:y1="16.4cm" svg:x2="9.8cm" svg:y2="17.6cm">
          <text:p/>
        </draw:line>
        <draw:line draw:style-name="gr3" draw:text-style-name="P3" draw:layer="layout" svg:x1="9.8cm" svg:y1="11.8cm" svg:x2="9.8cm" svg:y2="13cm">
          <text:p/>
        </draw:line>
        <draw:line draw:style-name="gr3" draw:text-style-name="P3" draw:layer="layout" svg:x1="9.5cm" svg:y1="13.5cm" svg:x2="10.7cm" svg:y2="13.5cm">
          <text:p/>
        </draw:line>
        <draw:line draw:style-name="gr3" draw:text-style-name="P3" draw:layer="layout" svg:x1="10.5cm" svg:y1="9.5cm" svg:x2="10.5cm" svg:y2="10.7cm">
          <text:p/>
        </draw:line>
        <draw:line draw:style-name="gr3" draw:text-style-name="P3" draw:layer="layout" svg:x1="9.5cm" svg:y1="8.1cm" svg:x2="10.7cm" svg:y2="8.1cm">
          <text:p/>
        </draw:line>
        <draw:frame draw:style-name="gr4" draw:text-style-name="P4" draw:layer="layout" svg:width="2cm" svg:height="1.2cm" svg:x="9.5cm" svg:y="1.5cm">
          <draw:text-box>
            <text:p>UP</text:p>
          </draw:text-box>
        </draw:frame>
        <draw:frame draw:style-name="gr5" draw:text-style-name="P4" draw:layer="layout" svg:width="2.8cm" svg:height="1.1cm" svg:x="9cm" svg:y="21cm">
          <draw:text-box>
            <text:p>DOWN</text:p>
          </draw:text-box>
        </draw:frame>
        <draw:line draw:style-name="gr6" draw:text-style-name="P3" draw:layer="layout" svg:x1="4.9cm" svg:y1="3.4cm" svg:x2="7.1cm" svg:y2="3.4cm">
          <text:p/>
        </draw:line>
        <draw:line draw:style-name="gr6" draw:text-style-name="P3" draw:layer="layout" svg:x1="4.887cm" svg:y1="5.8cm" svg:x2="7.087cm" svg:y2="5.8cm">
          <text:p/>
        </draw:line>
        <draw:line draw:style-name="gr6" draw:text-style-name="P3" draw:layer="layout" svg:x1="4.874cm" svg:y1="8.1cm" svg:x2="7.074cm" svg:y2="8.1cm">
          <text:p/>
        </draw:line>
        <draw:line draw:style-name="gr6" draw:text-style-name="P3" draw:layer="layout" svg:x1="4.861cm" svg:y1="10.3cm" svg:x2="7.061cm" svg:y2="10.3cm">
          <text:p/>
        </draw:line>
        <draw:line draw:style-name="gr7" draw:text-style-name="P3" draw:layer="layout" svg:x1="7.048cm" svg:y1="12.7cm" svg:x2="4.848cm" svg:y2="12.7cm">
          <text:p/>
        </draw:line>
        <draw:line draw:style-name="gr7" draw:text-style-name="P3" draw:layer="layout" svg:x1="7.062cm" svg:y1="15.1cm" svg:x2="4.862cm" svg:y2="15.1cm">
          <text:p/>
        </draw:line>
        <draw:line draw:style-name="gr7" draw:text-style-name="P3" draw:layer="layout" svg:x1="7.076cm" svg:y1="17.3cm" svg:x2="4.876cm" svg:y2="17.3cm">
          <text:p/>
        </draw:line>
        <draw:line draw:style-name="gr7" draw:text-style-name="P3" draw:layer="layout" svg:x1="7.09cm" svg:y1="19.6cm" svg:x2="4.89cm" svg:y2="19.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宋体" svg:font-family="宋体" style:font-family-generic="system" style:font-pitch="variable"/>
    <style:font-face style:name="文泉驿点阵正黑" svg:font-family="文泉驿点阵正黑" style:font-family-generic="system" style:font-pitch="variable"/>
  </office:font-face-decls>
  <office:styles>
    <draw:marker draw:name="Arrow" svg:viewBox="0 0 20 30" svg:d="M10 0l-10 30h20z"/>
    <draw:marker draw:name="Dimension_20_Lines" draw:display-name="Dimension Lines" svg:viewBox="0 0 836 110" svg:d="M0 0h278 278 280v36 36 38h-278-278-280v-36-36z"/>
    <draw:marker draw:name="Rounded_20_short_20_Arrow" draw:display-name="Rounded short Arrow" svg:viewBox="0 0 1013 1130" svg:d="M1009 1050l-449-1008-22-30-29-12-34 12-21 26-449 1012-5 13v8l5 21 12 21 17 13 21 4h903l21-4 21-13 9-21 4-21v-8z"/>
    <draw:marker draw:name="Square" svg:viewBox="0 0 10 10" svg:d="M0 0h10v10h-1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宋体" style:font-size-asian="24pt" style:language-asian="zh" style:country-asian="CN" style:font-name-complex="文泉驿点阵正黑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宋体" style:font-family-asian="宋体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6-12T14:08:46.695799585</meta:creation-date>
    <dc:date>2020-06-12T14:21:58.917764407</dc:date>
    <meta:editing-duration>PT37S</meta:editing-duration>
    <meta:editing-cycles>1</meta:editing-cycles>
    <meta:document-statistic meta:object-count="86"/>
    <meta:generator>LibreOffice/5.3.6.1$Linux_X86_64 LibreOffice_project/30$Build-1</meta:generator>
  </office:meta>
</office:document-meta>
</file>